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13f42" officeooo:paragraph-rsid="00113f42"/>
    </style:style>
    <style:style style:name="P2" style:family="paragraph" style:parent-style-name="Standard">
      <style:text-properties fo:font-weight="bold" officeooo:rsid="00113f42" officeooo:paragraph-rsid="00113f42" style:font-weight-asian="bold" style:font-weight-complex="bold"/>
    </style:style>
    <style:style style:name="P3" style:family="paragraph" style:parent-style-name="Standard">
      <style:text-properties fo:font-weight="normal" officeooo:rsid="00113f42" officeooo:paragraph-rsid="00113f42" style:font-weight-asian="normal" style:font-weight-complex="normal"/>
    </style:style>
    <style:style style:name="P4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Garamond" fo:font-size="12pt" fo:font-weight="bold" officeooo:rsid="00113f42" officeooo:paragraph-rsid="00113f42" style:font-size-asian="12pt" style:font-weight-asian="bold" style:font-size-complex="12pt" style:font-weight-complex="bold"/>
    </style:style>
    <style:style style:name="P5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Garamond" fo:font-size="12pt" fo:font-weight="bold" officeooo:rsid="0012f417" officeooo:paragraph-rsid="0012f417" style:font-size-asian="12pt" style:font-weight-asian="bold" style:font-size-complex="12pt" style:font-weight-complex="bold"/>
    </style:style>
    <style:style style:name="P6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Garamond" fo:font-size="12pt" fo:font-weight="normal" officeooo:rsid="00113f42" officeooo:paragraph-rsid="00113f42" style:font-size-asian="12pt" style:font-weight-asian="normal" style:font-size-complex="12pt" style:font-weight-complex="normal"/>
    </style:style>
    <style:style style:name="P7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Garamond" fo:font-size="12pt" fo:font-weight="normal" officeooo:rsid="001208aa" officeooo:paragraph-rsid="001208aa" style:font-size-asian="12pt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Garamond" fo:font-size="12pt" fo:font-weight="normal" officeooo:rsid="0012f417" officeooo:paragraph-rsid="0012f417" style:font-size-asian="12pt" style:font-weight-asian="normal" style:font-size-complex="12pt" style:font-weight-complex="normal"/>
    </style:style>
    <style:style style:name="P9" style:family="paragraph" style:parent-style-name="Standard">
      <style:text-properties officeooo:rsid="00113f42" officeooo:paragraph-rsid="00113f42"/>
    </style:style>
    <style:style style:name="P10" style:family="paragraph" style:parent-style-name="Standard">
      <style:text-properties fo:font-weight="normal" officeooo:rsid="001668bf" officeooo:paragraph-rsid="001668bf" style:font-weight-asian="normal" style:font-weight-complex="normal"/>
    </style:style>
    <style:style style:name="T1" style:family="text">
      <style:text-properties officeooo:rsid="00151e39"/>
    </style:style>
    <style:style style:name="T2" style:family="text">
      <style:text-properties officeooo:rsid="001b09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3"/><text:tab/>ASSIGNMENT -2</text:p>
      <text:p text:style-name="P1">NAME: ASHWANI PONIA</text:p>
      <text:p text:style-name="P1">ROLL NO:3329</text:p>
      <text:p text:style-name="P1"/>
      <text:p text:style-name="P1"/>
      <text:p text:style-name="P1">/*********************<text:span text:style-name="T2">TABLE CREATION PROCESS</text:span>********************/</text:p>
      <text:p text:style-name="P1"/>
      <text:p text:style-name="P10">* create table Employee(eid int unsigned,ename varchar(20),address varchar(20),salary int unsigned,commision int unsigned );</text:p>
      <text:p text:style-name="P10"/>
      <text:p text:style-name="P10">* describe Employee;</text:p>
      <text:p text:style-name="P10">+-----------+------------------+------+-----+---------+-------+</text:p>
      <text:p text:style-name="P10">| Field <text:s text:c="4"/>| Type <text:s text:c="12"/>| Null | Key | Default | Extra |</text:p>
      <text:p text:style-name="P10">+-----------+------------------+------+-----+---------+-------+</text:p>
      <text:p text:style-name="P10">| eid <text:s text:c="6"/>| int(10) unsigned | YES <text:s/>| <text:s text:c="4"/>| NULL <text:s text:c="3"/>| <text:s text:c="6"/>|</text:p>
      <text:p text:style-name="P10">| ename <text:s text:c="4"/>| varchar(20) <text:s text:c="5"/>| YES <text:s/>| <text:s text:c="4"/>| NULL <text:s text:c="3"/>| <text:s text:c="6"/>|</text:p>
      <text:p text:style-name="P10">| address <text:s text:c="2"/>| varchar(20) <text:s text:c="5"/>| YES <text:s/>| <text:s text:c="4"/>| NULL <text:s text:c="3"/>| <text:s text:c="6"/>|</text:p>
      <text:p text:style-name="P10">| salary <text:s text:c="3"/>| int(10) unsigned | YES <text:s/>| <text:s text:c="4"/>| NULL <text:s text:c="3"/>| <text:s text:c="6"/>|</text:p>
      <text:p text:style-name="P10">| commision | int(10) unsigned | YES <text:s/>| <text:s text:c="4"/>| NULL <text:s text:c="3"/>| <text:s text:c="6"/>|</text:p>
      <text:p text:style-name="P10">+-----------+------------------+------+-----+---------+-------+</text:p>
      <text:p text:style-name="P10"/>
      <text:p text:style-name="P10">* insert into Employee(eid,ename,address,salary,commision) values (1,'Amit','Pune',35000,5000),(2,'Sneha','Pune',25000,NULL),(3,'Savita','Nasik',28000,2000),(4,'Pooja','Mumbai',19000,NULL),(5,'Sagar','Mumbai',25000,3000,NULL),(6,'Rohit','Jaipur',40000,NULL),(7,'Poonam','Patana',45000,2000),(8,'Arjun','Delhi',20000,900),(9,'Rahul','Nagpur',60000,5000),(10,'Dulquer','Kochi',30000,1000);</text:p>
      <text:p text:style-name="P10"/>
      <text:p text:style-name="P10">* insert into Project (PrNo,Addr) values (10,'Mumbai'),(20,'Pune'),(30,'Jalgoan'),(40,'Nagpur') ,(50,'Delhi'),(60,'Kochi'),(70,'Pune'),(80,'Nasik');</text:p>
      <text:p text:style-name="P10"/>
      <text:p text:style-name="P1">/****************************************************************/</text:p>
      <text:p text:style-name="P1"/>
      <text:p text:style-name="P2">EMPLOYEE TABLE:</text:p>
      <text:p text:style-name="P2"/>
      <text:p text:style-name="P1">MariaDB [Assign2]&gt; select * from Employee; </text:p>
      <text:p text:style-name="P1">+------+---------+---------+--------+-----------+ </text:p>
      <text:p text:style-name="P1">| eid <text:s/>| ename <text:s text:c="2"/>| address | salary | commision | </text:p>
      <text:p text:style-name="P1">+------+---------+---------+--------+-----------+ </text:p>
      <text:p text:style-name="P1">| <text:s text:c="3"/>1 | Amit <text:s text:c="3"/>| Pune <text:s text:c="3"/>| <text:s/>35000 | <text:s text:c="5"/>5000 | </text:p>
      <text:p text:style-name="P1">| <text:s text:c="3"/>2 | Sneha <text:s text:c="2"/>| Pune <text:s text:c="3"/>| <text:s/>25000 | <text:s text:c="8"/>0 | </text:p>
      <text:p text:style-name="P1">| <text:s text:c="3"/>3 | Savita <text:s/>| Nasik <text:s text:c="2"/>| <text:s/>28000 | <text:s text:c="5"/>2000 | </text:p>
      <text:p text:style-name="P1">| <text:s text:c="3"/>4 | Pooja <text:s text:c="2"/>| Mumbai <text:s/>| <text:s/>19000 | <text:s text:c="8"/>0 | </text:p>
      <text:p text:style-name="P1">| <text:s text:c="3"/>5 | Sagar <text:s text:c="2"/>| Mumbai <text:s/>| <text:s/>25000 | <text:s text:c="5"/>3000 | </text:p>
      <text:p text:style-name="P1">| <text:s text:c="3"/>6 | Rohit <text:s text:c="2"/>| Jaipur <text:s/>| <text:s/>40000 | <text:s text:c="8"/>0 | </text:p>
      <text:p text:style-name="P1">| <text:s text:c="3"/>7 | Poonam <text:s/>| Patana <text:s/>| <text:s/>45000 | <text:s text:c="5"/>2000 | </text:p>
      <text:p text:style-name="P1">| <text:s text:c="3"/>8 | Arjun <text:s text:c="2"/>| Delhi <text:s text:c="2"/>| <text:s/>20000 | <text:s text:c="6"/>900 | </text:p>
      <text:p text:style-name="P1">| <text:s text:c="3"/>9 | Rahul <text:s text:c="2"/>| Nagpur <text:s/>| <text:s/>60000 | <text:s text:c="5"/>5000 | </text:p>
      <text:p text:style-name="P1">| <text:s text:c="2"/>10 | Dulquer | Kochi <text:s text:c="2"/>| <text:s/>30000 | <text:s text:c="5"/>1000 | </text:p>
      <text:p text:style-name="P1">+------+---------+---------+--------+-----------+ </text:p>
      <text:p text:style-name="P1"><text:soft-page-break/></text:p>
      <text:p text:style-name="P2">PROJECT TABLE:</text:p>
      <text:p text:style-name="P2"/>
      <text:p text:style-name="P3">MariaDB [Assign2]&gt; select * from Project; </text:p>
      <text:p text:style-name="P3">+------+---------+ </text:p>
      <text:p text:style-name="P3">| PrNo | Addr <text:s text:c="3"/>| </text:p>
      <text:p text:style-name="P3">+------+---------+ </text:p>
      <text:p text:style-name="P3">| <text:s text:c="2"/>10 | Mumbai <text:s/>| </text:p>
      <text:p text:style-name="P3">| <text:s text:c="2"/>20 | Pune <text:s text:c="3"/>| </text:p>
      <text:p text:style-name="P3">| <text:s text:c="2"/>30 | Jalgoan | </text:p>
      <text:p text:style-name="P3">| <text:s text:c="2"/>40 | Nagpur <text:s/>| </text:p>
      <text:p text:style-name="P3">| <text:s text:c="2"/>50 | Delhi <text:s text:c="2"/>| </text:p>
      <text:p text:style-name="P3">| <text:s text:c="2"/>60 | Kochi <text:s text:c="2"/>| </text:p>
      <text:p text:style-name="P3">| <text:s text:c="2"/>70 | Pune <text:s text:c="3"/>| </text:p>
      <text:p text:style-name="P3">| <text:s text:c="2"/>80 | Nasik <text:s text:c="2"/>| </text:p>
      <text:p text:style-name="P3">+------+---------+ 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ueries:</text:p>
      <text:p text:style-name="P4">1. Find different locations from where employees belong to ?</text:p>
      <text:p text:style-name="P4"/>
      <text:p text:style-name="P6">MariaDB [Assign2]&gt; select distinct address from Employee; </text:p>
      <text:p text:style-name="P6">+---------+ </text:p>
      <text:p text:style-name="P6">| address | </text:p>
      <text:p text:style-name="P6">+---------+ </text:p>
      <text:p text:style-name="P6">| Pune <text:s text:c="3"/>| </text:p>
      <text:p text:style-name="P6">| Nasik <text:s text:c="2"/>| </text:p>
      <text:p text:style-name="P6">| Mumbai <text:s/>| </text:p>
      <text:p text:style-name="P6">| Jaipur <text:s/>| </text:p>
      <text:p text:style-name="P6">| Patana <text:s/>| </text:p>
      <text:p text:style-name="P6">| Delhi <text:s text:c="2"/>| </text:p>
      <text:p text:style-name="P6">| Nagpur <text:s/>| </text:p>
      <text:p text:style-name="P6">| Kochi <text:s text:c="2"/>| </text:p>
      <text:p text:style-name="P6">+---------+ </text:p>
      <text:p text:style-name="P6"><text:soft-page-break/></text:p>
      <text:p text:style-name="P4">2. What are maximum ,minimum salary, average salary and sum of all salaries?</text:p>
      <text:p text:style-name="P4"/>
      <text:p text:style-name="P6">MariaDB [Assign2]&gt; select max(salary),min(salary),avg(salary),sum(salary) from Employee; </text:p>
      <text:p text:style-name="P6">+-------------+-------------+-------------+-------------+ </text:p>
      <text:p text:style-name="P6">| max(salary) | min(salary) | avg(salary) | sum(salary) | </text:p>
      <text:p text:style-name="P6">+-------------+-------------+-------------+-------------+ </text:p>
      <text:p text:style-name="P6">| <text:s text:c="6"/>60000 | <text:s text:c="6"/>19000 | <text:s/>32700.0000 | <text:s text:c="5"/>327000 | </text:p>
      <text:p text:style-name="P6">+-------------+-------------+-------------+-------------+ </text:p>
      <text:p text:style-name="P6"/>
      <text:p text:style-name="P4">3.Display the content of employee table according to the ascending order of salary amount.</text:p>
      <text:p text:style-name="P4"/>
      <text:p text:style-name="P7">MariaDB [Assign2]&gt; select * from Employee order by salary ASC; </text:p>
      <text:p text:style-name="P7">+------+---------+---------+--------+-----------+ </text:p>
      <text:p text:style-name="P7">| eid <text:s/>| ename <text:s text:c="2"/>| address | salary | commision | </text:p>
      <text:p text:style-name="P7">+------+---------+---------+--------+-----------+ </text:p>
      <text:p text:style-name="P7">| <text:s text:c="3"/>4 | Pooja <text:s text:c="2"/>| Mumbai <text:s/>| <text:s/>19000 | <text:s text:c="8"/>0 | </text:p>
      <text:p text:style-name="P7">| <text:s text:c="3"/>8 | Arjun <text:s text:c="2"/>| Delhi <text:s text:c="2"/>| <text:s/>20000 | <text:s text:c="6"/>900 | </text:p>
      <text:p text:style-name="P7">| <text:s text:c="3"/>2 | Sneha <text:s text:c="2"/>| Pune <text:s text:c="3"/>| <text:s/>25000 | <text:s text:c="8"/>0 | </text:p>
      <text:p text:style-name="P7">| <text:s text:c="3"/>5 | Sagar <text:s text:c="2"/>| Mumbai <text:s/>| <text:s/>25000 | <text:s text:c="5"/>3000 | </text:p>
      <text:p text:style-name="P7">| <text:s text:c="3"/>3 | Savita <text:s/>| Nasik <text:s text:c="2"/>| <text:s/>28000 | <text:s text:c="5"/>2000 | </text:p>
      <text:p text:style-name="P7">| <text:s text:c="2"/>10 | Dulquer | Kochi <text:s text:c="2"/>| <text:s/>30000 | <text:s text:c="5"/>1000 | </text:p>
      <text:p text:style-name="P7">| <text:s text:c="3"/>1 | Amit <text:s text:c="3"/>| Pune <text:s text:c="3"/>| <text:s/>35000 | <text:s text:c="5"/>5000 | </text:p>
      <text:p text:style-name="P7">| <text:s text:c="3"/>6 | Rohit <text:s text:c="2"/>| Jaipur <text:s/>| <text:s/>40000 | <text:s text:c="8"/>0 | </text:p>
      <text:p text:style-name="P7">| <text:s text:c="3"/>7 | Poonam <text:s/>| Patana <text:s/>| <text:s/>45000 | <text:s text:c="5"/>2000 | </text:p>
      <text:p text:style-name="P7">| <text:s text:c="3"/>9 | Rahul <text:s text:c="2"/>| Nagpur <text:s/>| <text:s/>60000 | <text:s text:c="5"/>5000 | </text:p>
      <text:p text:style-name="P7">+------+---------+---------+--------+-----------+ </text:p>
      <text:p text:style-name="P7"/>
      <text:p text:style-name="P5">4. Find the name of employee who lived in Nasik or Pune city.</text:p>
      <text:p text:style-name="P8"/>
      <text:p text:style-name="P8">MariaDB [Assign2]&gt; select ename from Employee where address='Nasik' or address='Pune'; </text:p>
      <text:p text:style-name="P8">+--------+ </text:p>
      <text:p text:style-name="P8">| ename <text:s/>| </text:p>
      <text:p text:style-name="P8">+--------+ </text:p>
      <text:p text:style-name="P8">| Amit <text:s text:c="2"/>| </text:p>
      <text:p text:style-name="P8">| Sneha <text:s/>| </text:p>
      <text:p text:style-name="P8">| Savita | </text:p>
      <text:p text:style-name="P8">+--------+ </text:p>
      <text:p text:style-name="P8"/>
      <text:p text:style-name="P5">5. Find the name of employees who does not get commission.</text:p>
      <text:p text:style-name="P5"/>
      <text:p text:style-name="P8">MariaDB [Assign2]&gt; select ename from Employee where commision=0; </text:p>
      <text:p text:style-name="P8">+-------+ </text:p>
      <text:p text:style-name="P8">| ename | </text:p>
      <text:p text:style-name="P8"><text:soft-page-break/>+-------+ </text:p>
      <text:p text:style-name="P8">| Sneha | </text:p>
      <text:p text:style-name="P8">| Pooja | </text:p>
      <text:p text:style-name="P8">| Rohit | </text:p>
      <text:p text:style-name="P8">+-------+ </text:p>
      <text:p text:style-name="P8"/>
      <text:p text:style-name="P5">6. Change the city of Amit to Nashik.</text:p>
      <text:p text:style-name="P5"/>
      <text:p text:style-name="P8">MariaDB [Assign2]&gt; update <text:s/>Employee set <text:s/>address='Nashik' where ename='Amit'; </text:p>
      <text:p text:style-name="P8">Query OK, 1 row affected (0.02 sec) </text:p>
      <text:p text:style-name="P8">Rows matched: 1 <text:s/>Changed: 1 <text:s/>Warnings: 0 </text:p>
      <text:p text:style-name="P8"/>
      <text:p text:style-name="P8">MariaDB [Assign2]&gt; select * from Employee; </text:p>
      <text:p text:style-name="P8">+------+---------+---------+--------+-----------+ </text:p>
      <text:p text:style-name="P8">| eid <text:s/>| ename <text:s text:c="2"/>| address | salary | commision | </text:p>
      <text:p text:style-name="P8">+------+---------+---------+--------+-----------+ </text:p>
      <text:p text:style-name="P8">| <text:s text:c="3"/>1 | Amit <text:s text:c="3"/>| Nashik <text:s/>| <text:s/>35000 | <text:s text:c="5"/>5000 | </text:p>
      <text:p text:style-name="P8">| <text:s text:c="3"/>2 | Sneha <text:s text:c="2"/>| Pune <text:s text:c="3"/>| <text:s/>25000 | <text:s text:c="8"/>0 | </text:p>
      <text:p text:style-name="P8">| <text:s text:c="3"/>3 | Savita <text:s/>| Nasik <text:s text:c="2"/>| <text:s/>28000 | <text:s text:c="5"/>2000 | </text:p>
      <text:p text:style-name="P8">| <text:s text:c="3"/>4 | Pooja <text:s text:c="2"/>| Mumbai <text:s/>| <text:s/>19000 | <text:s text:c="8"/>0 | </text:p>
      <text:p text:style-name="P8">| <text:s text:c="3"/>5 | Sagar <text:s text:c="2"/>| Mumbai <text:s/>| <text:s/>25000 | <text:s text:c="5"/>3000 | </text:p>
      <text:p text:style-name="P8">| <text:s text:c="3"/>6 | Rohit <text:s text:c="2"/>| Jaipur <text:s/>| <text:s/>40000 | <text:s text:c="8"/>0 | </text:p>
      <text:p text:style-name="P8">| <text:s text:c="3"/>7 | Poonam <text:s/>| Patana <text:s/>| <text:s/>45000 | <text:s text:c="5"/>2000 | </text:p>
      <text:p text:style-name="P8">| <text:s text:c="3"/>8 | Arjun <text:s text:c="2"/>| Delhi <text:s text:c="2"/>| <text:s/>20000 | <text:s text:c="6"/>900 | </text:p>
      <text:p text:style-name="P8">| <text:s text:c="3"/>9 | Rahul <text:s text:c="2"/>| Nagpur <text:s/>| <text:s/>60000 | <text:s text:c="5"/>5000 | </text:p>
      <text:p text:style-name="P8">| <text:s text:c="2"/>10 | Dulquer | Kochi <text:s text:c="2"/>| <text:s/>30000 | <text:s text:c="5"/>1000 | </text:p>
      <text:p text:style-name="P8">+------+---------+---------+--------+-----------+ </text:p>
      <text:p text:style-name="P5">7. Find the information of employees whose name starts with ‘A’.</text:p>
      <text:p text:style-name="P8"/>
      <text:p text:style-name="P8">MariaDB [Assign2]&gt; select * from Employee where ename like "a%"; </text:p>
      <text:p text:style-name="P8">+------+-------+---------+--------+-----------+ </text:p>
      <text:p text:style-name="P8">| eid <text:s/>| ename | address | salary | commision | </text:p>
      <text:p text:style-name="P8">+------+-------+---------+--------+-----------+ </text:p>
      <text:p text:style-name="P8">| <text:s text:c="3"/>1 | Amit <text:s/>| Nashik <text:s/>| <text:s/>35000 | <text:s text:c="5"/>5000 | </text:p>
      <text:p text:style-name="P8">| <text:s text:c="3"/>8 | Arjun | Delhi <text:s text:c="2"/>| <text:s/>20000 | <text:s text:c="6"/>900 | </text:p>
      <text:p text:style-name="P8">+------+-------+---------+--------+-----------+ </text:p>
      <text:p text:style-name="P8"/>
      <text:p text:style-name="P5">8.Find the count of staff from Mumbai.</text:p>
      <text:p text:style-name="P8"/>
      <text:p text:style-name="P8">MariaDB [Assign2]&gt; select count(eid) from Employee where address like "Mumbai"; </text:p>
      <text:p text:style-name="P8">+------------+ </text:p>
      <text:p text:style-name="P8">| count(eid) | </text:p>
      <text:p text:style-name="P8">+------------+ </text:p>
      <text:p text:style-name="P8">| <text:s text:c="9"/>2 | </text:p>
      <text:p text:style-name="P8">+------------+ </text:p>
      <text:p text:style-name="P8"/>
      <text:p text:style-name="P5"><text:soft-page-break/>9.Find the count of staff from each city .</text:p>
      <text:p text:style-name="P8"/>
      <text:p text:style-name="P8">MariaDB [Assign2]&gt; select address,count(address) from Employee group by address; </text:p>
      <text:p text:style-name="P8">+---------+----------------+ </text:p>
      <text:p text:style-name="P8">| address | count(address) | </text:p>
      <text:p text:style-name="P8">+---------+----------------+ </text:p>
      <text:p text:style-name="P8">| Delhi <text:s text:c="2"/>| <text:s text:c="13"/>1 | </text:p>
      <text:p text:style-name="P8">| Jaipur <text:s/>| <text:s text:c="13"/>1 | </text:p>
      <text:p text:style-name="P8">| Kochi <text:s text:c="2"/>| <text:s text:c="13"/>1 | </text:p>
      <text:p text:style-name="P8">| Mumbai <text:s/>| <text:s text:c="13"/>2 | </text:p>
      <text:p text:style-name="P8">| Nagpur <text:s/>| <text:s text:c="13"/>1 | </text:p>
      <text:p text:style-name="P8">| Nashik <text:s/>| <text:s text:c="13"/>1 | </text:p>
      <text:p text:style-name="P8">| Nasik <text:s text:c="2"/>| <text:s text:c="13"/>1 | </text:p>
      <text:p text:style-name="P8">| Patana <text:s/>| <text:s text:c="13"/>1 | </text:p>
      <text:p text:style-name="P8">| Pune <text:s text:c="3"/>| <text:s text:c="13"/>1 | </text:p>
      <text:p text:style-name="P8">+---------+----------------+ </text:p>
      <text:p text:style-name="P8"/>
      <text:p text:style-name="P5">*10. Find the address from where employees are belonging as well as where projects are going on.</text:p>
      <text:p text:style-name="P5">(Use union operator)</text:p>
      <text:p text:style-name="P5"/>
      <text:p text:style-name="P8">select ename,address from Employee union select PrNo,Addr from Project; </text:p>
      <text:p text:style-name="P8">+---------+---------+ </text:p>
      <text:p text:style-name="P8">| ename <text:s text:c="2"/>| address | </text:p>
      <text:p text:style-name="P8">+---------+---------+ </text:p>
      <text:p text:style-name="P8">| Amit <text:s text:c="3"/>| Nashik <text:s/>| </text:p>
      <text:p text:style-name="P8">| Sneha <text:s text:c="2"/>| Pune <text:s text:c="3"/>| </text:p>
      <text:p text:style-name="P8">| Savita <text:s/>| Nasik <text:s text:c="2"/>| </text:p>
      <text:p text:style-name="P8">| Pooja <text:s text:c="2"/>| Mumbai <text:s/>| </text:p>
      <text:p text:style-name="P8">| Sagar <text:s text:c="2"/>| Mumbai <text:s/>| </text:p>
      <text:p text:style-name="P8">| Rohit <text:s text:c="2"/>| Jaipur <text:s/>| </text:p>
      <text:p text:style-name="P8">| Poonam <text:s/>| Patana <text:s/>| </text:p>
      <text:p text:style-name="P8">| Arjun <text:s text:c="2"/>| Delhi <text:s text:c="2"/>| </text:p>
      <text:p text:style-name="P8">| Rahul <text:s text:c="2"/>| Nagpur <text:s/>| </text:p>
      <text:p text:style-name="P8">| Dulquer | Kochi <text:s text:c="2"/>| </text:p>
      <text:p text:style-name="P8">| 10 <text:s text:c="5"/>| Mumbai <text:s/>| </text:p>
      <text:p text:style-name="P8">| 20 <text:s text:c="5"/>| Pune <text:s text:c="3"/>| </text:p>
      <text:p text:style-name="P8">| 30 <text:s text:c="5"/>| Jalgoan | </text:p>
      <text:p text:style-name="P8">| 40 <text:s text:c="5"/>| Nagpur <text:s/>| </text:p>
      <text:p text:style-name="P8">| 50 <text:s text:c="5"/>| Delhi <text:s text:c="2"/>| </text:p>
      <text:p text:style-name="P8">| 60 <text:s text:c="5"/>| Kochi <text:s text:c="2"/>| </text:p>
      <text:p text:style-name="P8">| 70 <text:s text:c="5"/>| Pune <text:s text:c="3"/>| </text:p>
      <text:p text:style-name="P8">| 80 <text:s text:c="5"/>| Nasik <text:s text:c="2"/>| </text:p>
      <text:p text:style-name="P8">+---------+---------+ </text:p>
      <text:p text:style-name="P8"/>
      <text:p text:style-name="P5">11.Find city wise minimum salary.</text:p>
      <text:p text:style-name="P5"/>
      <text:p text:style-name="P8"><text:soft-page-break/>MariaDB [Assign2]&gt; select address,min(salary) from Employee group by address; </text:p>
      <text:p text:style-name="P8">+---------+-------------+ </text:p>
      <text:p text:style-name="P8">| address | min(salary) | </text:p>
      <text:p text:style-name="P8">+---------+-------------+ </text:p>
      <text:p text:style-name="P8">| Delhi <text:s text:c="2"/>| <text:s text:c="6"/>20000 | </text:p>
      <text:p text:style-name="P8">| Jaipur <text:s/>| <text:s text:c="6"/>40000 | </text:p>
      <text:p text:style-name="P8">| Kochi <text:s text:c="2"/>| <text:s text:c="6"/>30000 | </text:p>
      <text:p text:style-name="P8">| Mumbai <text:s/>| <text:s text:c="6"/>19000 | </text:p>
      <text:p text:style-name="P8">| Nagpur <text:s/>| <text:s text:c="6"/>60000 | </text:p>
      <text:p text:style-name="P8">| Nashik <text:s/>| <text:s text:c="6"/>35000 | </text:p>
      <text:p text:style-name="P8">| Nasik <text:s text:c="2"/>| <text:s text:c="6"/>28000 | </text:p>
      <text:p text:style-name="P8">| Patana <text:s/>| <text:s text:c="6"/>45000 | </text:p>
      <text:p text:style-name="P8">| Pune <text:s text:c="3"/>| <text:s text:c="6"/>25000 | </text:p>
      <text:p text:style-name="P8">+---------+-------------+ </text:p>
      <text:p text:style-name="P8">9 rows in set (0.00 sec) </text:p>
      <text:p text:style-name="P8"/>
      <text:p text:style-name="P5">12. Find city wise maximum salary having maximum salary greater than 26000.</text:p>
      <text:p text:style-name="P8"/>
      <text:p text:style-name="P8">MariaDB [Assign2]&gt; select address,m<text:span text:style-name="T1">ax</text:span>(salary) from Employee group by address having m<text:span text:style-name="T1">ax</text:span>(salary)&gt;26000; </text:p>
      <text:p text:style-name="P8">+---------+-------------+ </text:p>
      <text:p text:style-name="P8">| address | m<text:span text:style-name="T1">ax</text:span>(salary) | </text:p>
      <text:p text:style-name="P8">+---------+-------------+ </text:p>
      <text:p text:style-name="P8">| Jaipur <text:s/>| <text:s text:c="6"/>40000 | </text:p>
      <text:p text:style-name="P8">| Kochi <text:s text:c="2"/>| <text:s text:c="6"/>30000 | </text:p>
      <text:p text:style-name="P8">| Nagpur <text:s/>| <text:s text:c="6"/>60000 | </text:p>
      <text:p text:style-name="P8">| Nashik <text:s/>| <text:s text:c="6"/>35000 | </text:p>
      <text:p text:style-name="P8">| Nasik <text:s text:c="2"/>| <text:s text:c="6"/>28000 | </text:p>
      <text:p text:style-name="P8">| Patana <text:s/>| <text:s text:c="6"/>45000 | </text:p>
      <text:p text:style-name="P8">+---------+-------------+ </text:p>
      <text:p text:style-name="P8"/>
      <text:p text:style-name="P5">13.Delete the employee who is having salary greater than 30,000.</text:p>
      <text:p text:style-name="P8"/>
      <text:p text:style-name="P8">delete from Employee where salary&gt;30000 </text:p>
      <text:p text:style-name="P8"><text:s text:c="4"/>-&gt; ; </text:p>
      <text:p text:style-name="P8">Query OK, 4 rows affected (0.01 sec) </text:p>
      <text:p text:style-name="P8"/>
      <text:p text:style-name="P8">MariaDB [Assign2]&gt; select * from Employee; </text:p>
      <text:p text:style-name="P8">+------+---------+---------+--------+-----------+ </text:p>
      <text:p text:style-name="P8">| eid <text:s/>| ename <text:s text:c="2"/>| address | salary | commision | </text:p>
      <text:p text:style-name="P8">+------+---------+---------+--------+-----------+ </text:p>
      <text:p text:style-name="P8">| <text:s text:c="3"/>2 | Sneha <text:s text:c="2"/>| Pune <text:s text:c="3"/>| <text:s/>25000 | <text:s text:c="8"/>0 | </text:p>
      <text:p text:style-name="P8">| <text:s text:c="3"/>3 | Savita <text:s/>| Nasik <text:s text:c="2"/>| <text:s/>28000 | <text:s text:c="5"/>2000 | </text:p>
      <text:p text:style-name="P8">| <text:s text:c="3"/>4 | Pooja <text:s text:c="2"/>| Mumbai <text:s/>| <text:s/>19000 | <text:s text:c="8"/>0 | </text:p>
      <text:p text:style-name="P8">| <text:s text:c="3"/>5 | Sagar <text:s text:c="2"/>| Mumbai <text:s/>| <text:s/>25000 | <text:s text:c="5"/>3000 | </text:p>
      <text:p text:style-name="P8">| <text:s text:c="3"/>8 | Arjun <text:s text:c="2"/>| Delhi <text:s text:c="2"/>| <text:s/>20000 | <text:s text:c="6"/>900 | </text:p>
      <text:p text:style-name="P8"><text:soft-page-break/>| <text:s text:c="2"/>10 | Dulquer | Kochi <text:s text:c="2"/>| <text:s/>30000 | <text:s text:c="5"/>1000 | </text:p>
      <text:p text:style-name="P8">+------+---------+---------+--------+-----------+ </text:p>
      <text:p text:style-name="P8"/>
      <text:p text:style-name="P5">14.Delete the information of employees whose name starts with‘s’.</text:p>
      <text:p text:style-name="P8"/>
      <text:p text:style-name="P8">MariaDB [Assign2]&gt; delete from Employee where ename like "s%"; </text:p>
      <text:p text:style-name="P8">Query OK, 3 rows affected (0.01 sec) </text:p>
      <text:p text:style-name="P8"/>
      <text:p text:style-name="P8">MariaDB [Assign2]&gt; select * from Employee; </text:p>
      <text:p text:style-name="P8">+------+---------+---------+--------+-----------+ </text:p>
      <text:p text:style-name="P8">| eid <text:s/>| ename <text:s text:c="2"/>| address | salary | commision | </text:p>
      <text:p text:style-name="P8">+------+---------+---------+--------+-----------+ </text:p>
      <text:p text:style-name="P8">| <text:s text:c="3"/>4 | Pooja <text:s text:c="2"/>| Mumbai <text:s/>| <text:s/>19000 | <text:s text:c="8"/>0 | </text:p>
      <text:p text:style-name="P8">| <text:s text:c="3"/>8 | Arjun <text:s text:c="2"/>| Delhi <text:s text:c="2"/>| <text:s/>20000 | <text:s text:c="6"/>900 | </text:p>
      <text:p text:style-name="P8">| <text:s text:c="2"/>10 | Dulquer | Kochi <text:s text:c="2"/>| <text:s/>30000 | <text:s text:c="5"/>1000 | </text:p>
      <text:p text:style-name="P8">+------+---------+---------+--------+-----------+ </text:p>
      <text:p text:style-name="P8"/>
      <text:p text:style-name="P5">15.Display all the employee from Pune alphabetically.</text:p>
      <text:p text:style-name="P8"/>
      <text:p text:style-name="P8">select ename from Employee where address='Pune' order by ename ASC; </text:p>
      <text:p text:style-name="P8">Empty set (0.00 sec) </text:p>
      <text:p text:style-name="P8"/>
      <text:p text:style-name="P8">MariaDB [Assign2]&gt; insert into Employee values(1,'Amit','Pune',35000,5000); </text:p>
      <text:p text:style-name="P8">Query OK, 1 row affected (0.01 sec) </text:p>
      <text:p text:style-name="P8"/>
      <text:p text:style-name="P8">MariaDB [Assign2]&gt; select * from Employee; </text:p>
      <text:p text:style-name="P8">+------+---------+---------+--------+-----------+ </text:p>
      <text:p text:style-name="P8">| eid <text:s/>| ename <text:s text:c="2"/>| address | salary | commision | </text:p>
      <text:p text:style-name="P8">+------+---------+---------+--------+-----------+ </text:p>
      <text:p text:style-name="P8">| <text:s text:c="3"/>4 | Pooja <text:s text:c="2"/>| Mumbai <text:s/>| <text:s/>19000 | <text:s text:c="8"/>0 | </text:p>
      <text:p text:style-name="P8">| <text:s text:c="3"/>8 | Arjun <text:s text:c="2"/>| Delhi <text:s text:c="2"/>| <text:s/>20000 | <text:s text:c="6"/>900 | </text:p>
      <text:p text:style-name="P8">| <text:s text:c="2"/>10 | Dulquer | Kochi <text:s text:c="2"/>| <text:s/>30000 | <text:s text:c="5"/>1000 | </text:p>
      <text:p text:style-name="P8">| <text:s text:c="3"/>1 | Amit <text:s text:c="3"/>| Pune <text:s text:c="3"/>| <text:s/>35000 | <text:s text:c="5"/>5000 | </text:p>
      <text:p text:style-name="P8">+------+---------+---------+--------+-----------+ </text:p>
      <text:p text:style-name="P8">4 rows in set (0.00 sec) </text:p>
      <text:p text:style-name="P8"/>
      <text:p text:style-name="P8">MariaDB [Assign2]&gt; select ename from Employee where address='Pune' order by ename ASC; </text:p>
      <text:p text:style-name="P8">+-------+ </text:p>
      <text:p text:style-name="P8">| ename | </text:p>
      <text:p text:style-name="P8">+-------+ </text:p>
      <text:p text:style-name="P8">| Amit <text:s/>| </text:p>
      <text:p text:style-name="P8">+-------+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7:14:46.361741666</meta:creation-date>
    <dc:date>2019-06-25T18:53:53.996409607</dc:date>
    <meta:editing-duration>PT29M14S</meta:editing-duration>
    <meta:editing-cycles>10</meta:editing-cycles>
    <meta:generator>LibreOffice/4.1.3.2$Linux_X86_64 LibreOffice_project/410$Build-2</meta:generator>
    <meta:document-statistic meta:table-count="0" meta:image-count="0" meta:object-count="0" meta:page-count="7" meta:paragraph-count="253" meta:word-count="1679" meta:character-count="10255" meta:non-whitespace-character-count="7596"/>
  </office:meta>
</office:document-meta>
</file>